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1cm" fo:min-width="1.407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66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22cm"/>
    </style:style>
    <style:style style:name="gr6" style:family="graphic" style:parent-style-name="standard">
      <style:graphic-properties draw:stroke="none" svg:stroke-color="#000000" draw:fill="none" draw:fill-color="#ffffff" fo:min-height="0.885cm"/>
    </style:style>
    <style:style style:name="gr7" style:family="graphic" style:parent-style-name="standard">
      <style:graphic-properties draw:fill="solid" draw:fill-color="#33cc66" draw:textarea-horizontal-align="center" draw:textarea-vertical-align="middle"/>
    </style:style>
    <style:style style:name="gr8" style:family="graphic" style:parent-style-name="standard">
      <style:graphic-properties draw:fill="solid" draw:fill-color="#ff9966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42cm"/>
    </style:style>
    <style:style style:name="gr10" style:family="graphic" style:parent-style-name="standard">
      <style:graphic-properties draw:fill="solid" draw:fill-color="#ffd320" draw:textarea-horizontal-align="center" draw:textarea-vertical-align="middle"/>
    </style:style>
    <style:style style:name="gr11" style:family="graphic" style:parent-style-name="standard">
      <style:graphic-properties draw:fill="solid" draw:fill-color="#cc6633" draw:textarea-horizontal-align="center" draw:textarea-vertical-align="middle"/>
    </style:style>
    <style:style style:name="gr12" style:family="graphic" style:parent-style-name="standard">
      <style:graphic-properties draw:fill="solid" draw:fill-color="#eb613d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25cm"/>
    </style:style>
    <style:style style:name="gr14" style:family="graphic" style:parent-style-name="standard">
      <style:graphic-properties draw:stroke="none" svg:stroke-color="#000000" draw:fill="none" draw:fill-color="#ffffff" fo:min-height="0.35cm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15cm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color="#ff0000"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color="#000000"/>
    </style:style>
    <style:style style:name="P9" style:family="paragraph">
      <style:text-properties fo:color="#000000" fo:font-size="12pt" style:font-size-asian="12pt" style:font-size-complex="12pt"/>
    </style:style>
    <style:style style:name="P10" style:family="paragraph">
      <style:text-properties fo:color="#008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ff0000"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8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1.667cm" svg:height="15cm" svg:x="1cm" svg:y="2cm">
          <text:p/>
        </draw:rect>
        <draw:rect draw:style-name="gr1" draw:text-style-name="P1" draw:layer="layout" svg:width="10.417cm" svg:height="1.667cm" svg:x="13.083cm" svg:y="2cm">
          <text:p/>
        </draw:rect>
        <draw:rect draw:style-name="gr1" draw:text-style-name="P1" draw:layer="layout" svg:width="10.417cm" svg:height="6.25cm" svg:x="13.083cm" svg:y="5.5cm">
          <text:p/>
        </draw:rect>
        <draw:rect draw:style-name="gr1" draw:text-style-name="P1" draw:layer="layout" svg:width="10.417cm" svg:height="4.917cm" svg:x="13.083cm" svg:y="12.083cm">
          <text:p/>
        </draw:rect>
        <draw:frame draw:style-name="gr2" draw:text-style-name="P2" draw:layer="layout" svg:width="2.288cm" svg:height="0.818cm" svg:x="13.583cm" svg:y="2.417cm">
          <draw:text-box>
            <text:p><text:span text:style-name="T1">Name : </text:span></text:p>
          </draw:text-box>
        </draw:frame>
        <draw:rect draw:style-name="gr3" draw:text-style-name="P1" draw:layer="layout" svg:width="5.416cm" svg:height="0.833cm" svg:x="15.667cm" svg:y="2.417cm">
          <text:p/>
        </draw:rect>
        <draw:rect draw:style-name="gr4" draw:text-style-name="P3" draw:layer="layout" svg:width="1.666cm" svg:height="0.833cm" svg:x="21.417cm" svg:y="2.417cm">
          <text:p text:style-name="P1"><text:span text:style-name="T2">Save</text:span></text:p>
        </draw:rect>
        <draw:g>
          <draw:frame draw:style-name="gr5" draw:text-style-name="P4" draw:layer="layout" svg:width="1.25cm" svg:height="0.806cm" svg:x="14cm" svg:y="5.833cm">
            <draw:text-box>
              <text:p><text:span text:style-name="T2">Fill</text:span></text:p>
            </draw:text-box>
          </draw:frame>
          <draw:rect draw:style-name="gr3" draw:text-style-name="P1" draw:layer="layout" svg:width="2.916cm" svg:height="0.834cm" svg:x="15.167cm" svg:y="5.833cm">
            <text:p/>
          </draw:rect>
          <draw:rect draw:style-name="gr4" draw:text-style-name="P3" draw:layer="layout" svg:width="1.667cm" svg:height="0.834cm" svg:x="18.083cm" svg:y="5.833cm">
            <text:p text:style-name="P1"><text:span text:style-name="T2">Widget</text:span></text:p>
          </draw:rect>
          <draw:rect draw:style-name="gr4" draw:text-style-name="P5" draw:layer="layout" svg:width="1.667cm" svg:height="0.834cm" svg:x="19.75cm" svg:y="5.833cm">
            <text:p text:style-name="P1"><text:span text:style-name="T3">Default </text:span></text:p>
            <text:p text:style-name="P1"><text:span text:style-name="T3">value</text:span></text:p>
          </draw:rect>
          <draw:rect draw:style-name="gr4" draw:text-style-name="P5" draw:layer="layout" svg:width="1.666cm" svg:height="0.834cm" svg:x="21.417cm" svg:y="5.833cm">
            <text:p text:style-name="P1"><text:span text:style-name="T3">Help</text:span></text:p>
          </draw:rect>
        </draw:g>
        <draw:g>
          <draw:frame draw:style-name="gr5" draw:text-style-name="P4" draw:layer="layout" svg:width="2.167cm" svg:height="0.806cm" svg:x="13.083cm" svg:y="7.083cm">
            <draw:text-box>
              <text:p><text:span text:style-name="T2">Stroke</text:span></text:p>
            </draw:text-box>
          </draw:frame>
          <draw:rect draw:style-name="gr3" draw:text-style-name="P1" draw:layer="layout" svg:width="2.916cm" svg:height="0.834cm" svg:x="15.167cm" svg:y="7.083cm">
            <text:p/>
          </draw:rect>
          <draw:rect draw:style-name="gr4" draw:text-style-name="P3" draw:layer="layout" svg:width="1.667cm" svg:height="0.834cm" svg:x="18.083cm" svg:y="7.083cm">
            <text:p text:style-name="P1"><text:span text:style-name="T2">Widget</text:span></text:p>
          </draw:rect>
          <draw:rect draw:style-name="gr4" draw:text-style-name="P5" draw:layer="layout" svg:width="1.667cm" svg:height="0.834cm" svg:x="19.75cm" svg:y="7.083cm">
            <text:p text:style-name="P1"><text:span text:style-name="T3">Default </text:span></text:p>
            <text:p text:style-name="P1"><text:span text:style-name="T3">value</text:span></text:p>
          </draw:rect>
          <draw:rect draw:style-name="gr4" draw:text-style-name="P5" draw:layer="layout" svg:width="1.666cm" svg:height="0.834cm" svg:x="21.417cm" svg:y="7.083cm">
            <text:p text:style-name="P1"><text:span text:style-name="T3">Help</text:span></text:p>
          </draw:rect>
        </draw:g>
        <draw:g>
          <draw:frame draw:style-name="gr6" draw:text-style-name="P4" draw:layer="layout" svg:width="2.167cm" svg:height="1.361cm" svg:x="13.083cm" svg:y="8.083cm">
            <draw:text-box>
              <text:p><text:span text:style-name="T2">Stroke-width</text:span></text:p>
            </draw:text-box>
          </draw:frame>
          <draw:rect draw:style-name="gr3" draw:text-style-name="P1" draw:layer="layout" svg:width="2.916cm" svg:height="0.834cm" svg:x="15.167cm" svg:y="8.333cm">
            <text:p/>
          </draw:rect>
          <draw:rect draw:style-name="gr4" draw:text-style-name="P3" draw:layer="layout" svg:width="1.667cm" svg:height="0.834cm" svg:x="18.083cm" svg:y="8.333cm">
            <text:p text:style-name="P1"><text:span text:style-name="T2">Widget</text:span></text:p>
          </draw:rect>
          <draw:rect draw:style-name="gr4" draw:text-style-name="P5" draw:layer="layout" svg:width="1.667cm" svg:height="0.834cm" svg:x="19.75cm" svg:y="8.333cm">
            <text:p text:style-name="P1"><text:span text:style-name="T3">Default </text:span></text:p>
            <text:p text:style-name="P1"><text:span text:style-name="T3">value</text:span></text:p>
          </draw:rect>
          <draw:rect draw:style-name="gr4" draw:text-style-name="P5" draw:layer="layout" svg:width="1.666cm" svg:height="0.834cm" svg:x="21.417cm" svg:y="8.333cm">
            <text:p text:style-name="P1"><text:span text:style-name="T3">Help</text:span></text:p>
          </draw:rect>
        </draw:g>
        <draw:rect draw:style-name="gr7" draw:text-style-name="P1" draw:layer="layout" svg:width="5.834cm" svg:height="3.75cm" svg:x="4.333cm" svg:y="4.917cm">
          <text:p text:style-name="P1">Resizable Box</text:p>
        </draw:rect>
        <draw:rect draw:style-name="gr8" draw:text-style-name="P1" draw:layer="layout" svg:width="1.667cm" svg:height="0.833cm" svg:x="13.5cm" svg:y="12.417cm">
          <text:p/>
        </draw:rect>
        <draw:frame draw:style-name="gr9" draw:layer="layout" svg:width="2.917cm" svg:height="1.551cm" svg:x="15.25cm" svg:y="12.417cm">
          <draw:text-box>
            <text:p><text:span text:style-name="T4">Name Style</text:span> </text:p>
          </draw:text-box>
        </draw:frame>
        <draw:rect draw:style-name="gr10" draw:text-style-name="P1" draw:layer="layout" svg:width="1.667cm" svg:height="0.833cm" svg:x="18.083cm" svg:y="12.417cm">
          <text:p text:style-name="P1">Copy</text:p>
        </draw:rect>
        <draw:rect draw:style-name="gr10" draw:text-style-name="P1" draw:layer="layout" svg:width="1.667cm" svg:height="0.833cm" svg:x="19.75cm" svg:y="12.417cm">
          <text:p text:style-name="P1">Chge</text:p>
        </draw:rect>
        <draw:rect draw:style-name="gr10" draw:text-style-name="P1" draw:layer="layout" svg:width="1.666cm" svg:height="0.833cm" svg:x="21.417cm" svg:y="12.417cm">
          <text:p text:style-name="P1">Del</text:p>
        </draw:rect>
        <draw:rect draw:style-name="gr1" draw:text-style-name="P1" draw:layer="layout" svg:width="10.417cm" svg:height="1.25cm" svg:x="13.083cm" svg:y="3.917cm">
          <text:p/>
        </draw:rect>
        <draw:rect draw:style-name="gr11" draw:text-style-name="P1" draw:layer="layout" svg:width="1.25cm" svg:height="0.834cm" svg:x="13.5cm" svg:y="4.083cm">
          <text:p text:style-name="P1">rec</text:p>
        </draw:rect>
        <draw:rect draw:style-name="gr11" draw:text-style-name="P1" draw:layer="layout" svg:width="1.25cm" svg:height="0.834cm" svg:x="15.167cm" svg:y="4.083cm">
          <text:p text:style-name="P1">text</text:p>
        </draw:rect>
        <draw:rect draw:style-name="gr12" draw:text-style-name="P1" draw:layer="layout" svg:width="4.584cm" svg:height="2.083cm" svg:x="1.583cm" svg:y="12cm">
          <text:p text:style-name="P1">Color-Picker</text:p>
        </draw:rect>
        <draw:rect draw:style-name="gr12" draw:text-style-name="P1" draw:layer="layout" svg:width="4.584cm" svg:height="2.083cm" svg:x="1.583cm" svg:y="14.5cm">
          <text:p text:style-name="P1">Slider</text:p>
        </draw:rect>
        <draw:rect draw:style-name="gr12" draw:text-style-name="P1" draw:layer="layout" svg:width="4.584cm" svg:height="2.083cm" svg:x="6.583cm" svg:y="12cm">
          <text:p text:style-name="P1">InfoBox</text:p>
        </draw:rect>
        <draw:frame draw:style-name="gr13" draw:text-style-name="P6" draw:layer="layout" svg:width="4.5cm" svg:height="0.725cm" svg:x="24cm" svg:y="4.4cm">
          <draw:text-box>
            <text:p><text:span text:style-name="T5">svgStructureZone</text:span></text:p>
          </draw:text-box>
        </draw:frame>
        <draw:frame draw:style-name="gr13" draw:text-style-name="P7" draw:layer="layout" svg:width="3.5cm" svg:height="0.725cm" svg:x="24.8cm" svg:y="4.9cm">
          <draw:text-box>
            <text:p><text:span text:style-name="T3">svgStructure</text:span></text:p>
          </draw:text-box>
        </draw:frame>
        <draw:frame draw:style-name="gr13" draw:text-style-name="P7" draw:layer="layout" svg:width="4.2cm" svg:height="0.725cm" svg:x="24.8cm" svg:y="5.4cm">
          <draw:text-box>
            <text:p><text:span text:style-name="T3">svgStructureList</text:span></text:p>
          </draw:text-box>
        </draw:frame>
        <draw:frame draw:style-name="gr14" draw:text-style-name="P7" draw:layer="layout" svg:width="4.2cm" svg:height="0.725cm" svg:x="24.8cm" svg:y="5.9cm">
          <draw:text-box>
            <text:p><text:span text:style-name="T3">svgStructureView</text:span></text:p>
          </draw:text-box>
        </draw:frame>
        <draw:frame draw:style-name="gr13" draw:text-style-name="P7" draw:layer="layout" svg:width="4.7cm" svg:height="0.725cm" svg:x="24.8cm" svg:y="6.4cm">
          <draw:text-box>
            <text:p><text:span text:style-name="T3">svgStructureListView</text:span></text:p>
          </draw:text-box>
        </draw:frame>
        <draw:line draw:style-name="gr15" draw:text-style-name="P1" draw:layer="layout" svg:x1="24.5cm" svg:y1="5.5cm" svg:x2="23cm" svg:y2="4.5cm">
          <text:p/>
        </draw:line>
        <draw:frame draw:style-name="gr13" draw:text-style-name="P6" draw:layer="layout" svg:width="4.3cm" svg:height="0.725cm" svg:x="23.4cm" svg:y="8.2cm">
          <draw:text-box>
            <text:p><text:span text:style-name="T5">svgParameterZone</text:span></text:p>
          </draw:text-box>
        </draw:frame>
        <draw:frame draw:style-name="gr13" draw:text-style-name="P9" draw:layer="layout" svg:width="3.5cm" svg:height="0.725cm" svg:x="24.2cm" svg:y="8.675cm">
          <draw:text-box>
            <text:p text:style-name="P8"><text:span text:style-name="T6">svgParameter</text:span></text:p>
          </draw:text-box>
        </draw:frame>
        <draw:frame draw:style-name="gr13" draw:text-style-name="P9" draw:layer="layout" svg:width="4.7cm" svg:height="0.725cm" svg:x="24.2cm" svg:y="9.175cm">
          <draw:text-box>
            <text:p text:style-name="P8"><text:span text:style-name="T6">svgParameterList</text:span></text:p>
          </draw:text-box>
        </draw:frame>
        <draw:frame draw:style-name="gr13" draw:text-style-name="P7" draw:layer="layout" svg:width="4.2cm" svg:height="0.725cm" svg:x="24.2cm" svg:y="9.675cm">
          <draw:text-box>
            <text:p><text:span text:style-name="T6">svgParameter</text:span><text:span text:style-name="T3">View</text:span></text:p>
          </draw:text-box>
        </draw:frame>
        <draw:frame draw:style-name="gr13" draw:text-style-name="P7" draw:layer="layout" svg:width="4.9cm" svg:height="0.725cm" svg:x="24.2cm" svg:y="10.2cm">
          <draw:text-box>
            <text:p><text:span text:style-name="T6">svgParameter</text:span><text:span text:style-name="T3">ListView</text:span></text:p>
          </draw:text-box>
        </draw:frame>
        <draw:line draw:style-name="gr15" draw:text-style-name="P1" draw:layer="layout" svg:x1="24cm" svg:y1="9cm" svg:x2="23cm" svg:y2="9cm">
          <text:p/>
        </draw:line>
        <draw:frame draw:style-name="gr16" draw:text-style-name="P6" draw:layer="layout" svg:width="3.5cm" svg:height="0.725cm" svg:x="24.1cm" svg:y="12.05cm">
          <draw:text-box>
            <text:p><text:span text:style-name="T5">svgStyleZone</text:span></text:p>
          </draw:text-box>
        </draw:frame>
        <draw:line draw:style-name="gr15" draw:text-style-name="P1" draw:layer="layout" svg:x1="24cm" svg:y1="2cm" svg:x2="23.1cm" svg:y2="3cm">
          <text:p/>
        </draw:line>
        <draw:line draw:style-name="gr15" draw:text-style-name="P1" draw:layer="layout" svg:x1="24cm" svg:y1="12.5cm" svg:x2="23.5cm" svg:y2="12.5cm">
          <text:p/>
        </draw:line>
        <draw:frame draw:style-name="gr16" draw:text-style-name="P6" draw:layer="layout" svg:width="4cm" svg:height="0.725cm" svg:x="3.5cm" svg:y="1.275cm">
          <draw:text-box>
            <text:p><text:span text:style-name="T5">mLeft</text:span></text:p>
          </draw:text-box>
        </draw:frame>
        <draw:frame draw:style-name="gr16" draw:text-style-name="P6" draw:layer="layout" svg:width="4cm" svg:height="0.725cm" svg:x="13.5cm" svg:y="1.275cm">
          <draw:text-box>
            <text:p><text:span text:style-name="T5">mRight</text:span></text:p>
          </draw:text-box>
        </draw:frame>
        <draw:frame draw:style-name="gr16" draw:text-style-name="P6" draw:layer="layout" svg:width="3cm" svg:height="0.725cm" svg:x="7cm" svg:y="1.275cm">
          <draw:text-box>
            <text:p><text:span text:style-name="T5">drawZone</text:span></text:p>
          </draw:text-box>
        </draw:frame>
        <draw:line draw:style-name="gr15" draw:text-style-name="P1" draw:layer="layout" svg:x1="8cm" svg:y1="2cm" svg:x2="7.5cm" svg:y2="6cm">
          <text:p/>
        </draw:line>
        <draw:frame draw:style-name="gr16" draw:text-style-name="P6" draw:layer="layout" svg:width="3cm" svg:height="0.725cm" svg:x="10cm" svg:y="1.275cm">
          <draw:text-box>
            <text:p><text:span text:style-name="T5">graphZone</text:span></text:p>
          </draw:text-box>
        </draw:frame>
        <draw:line draw:style-name="gr15" draw:text-style-name="P1" draw:layer="layout" svg:x1="11.5cm" svg:y1="2cm" svg:x2="11cm" svg:y2="3cm">
          <text:p/>
        </draw:line>
        <draw:frame draw:style-name="gr13" draw:text-style-name="P7" draw:layer="layout" svg:width="3.5cm" svg:height="0.725cm" svg:x="24.8cm" svg:y="12.55cm">
          <draw:text-box>
            <text:p><text:span text:style-name="T3">svgStyle</text:span></text:p>
          </draw:text-box>
        </draw:frame>
        <draw:frame draw:style-name="gr13" draw:text-style-name="P7" draw:layer="layout" svg:width="3.5cm" svg:height="0.725cm" svg:x="24.8cm" svg:y="13.05cm">
          <draw:text-box>
            <text:p><text:span text:style-name="T3">svgStyleList</text:span></text:p>
          </draw:text-box>
        </draw:frame>
        <draw:frame draw:style-name="gr13" draw:text-style-name="P7" draw:layer="layout" svg:width="3.5cm" svg:height="0.725cm" svg:x="24.8cm" svg:y="13.55cm">
          <draw:text-box>
            <text:p><text:span text:style-name="T3">svgStyleView</text:span></text:p>
          </draw:text-box>
        </draw:frame>
        <draw:frame draw:style-name="gr13" draw:text-style-name="P7" draw:layer="layout" svg:width="4cm" svg:height="0.725cm" svg:x="24.8cm" svg:y="14.075cm">
          <draw:text-box>
            <text:p><text:span text:style-name="T3">svgStyleListView</text:span></text:p>
          </draw:text-box>
        </draw:frame>
        <draw:frame draw:style-name="gr16" draw:text-style-name="P6" draw:layer="layout" svg:width="4cm" svg:height="0.725cm" svg:x="24cm" svg:y="1.5cm">
          <draw:text-box>
            <text:p><text:span text:style-name="T5">currentDataZone</text:span></text:p>
          </draw:text-box>
        </draw:frame>
        <draw:frame draw:style-name="gr16" draw:text-style-name="P6" draw:layer="layout" svg:width="3.5cm" svg:height="0.725cm" svg:x="8cm" svg:y="17.25cm">
          <draw:text-box>
            <text:p><text:span text:style-name="T5">contentZone</text:span></text:p>
          </draw:text-box>
        </draw:frame>
        <draw:line draw:style-name="gr15" draw:text-style-name="P1" draw:layer="layout" svg:x1="9.5cm" svg:y1="17.5cm" svg:x2="8.5cm" svg:y2="16.5cm">
          <text:p/>
        </draw:line>
        <draw:frame draw:style-name="gr13" draw:text-style-name="P7" draw:layer="layout" svg:width="3.5cm" svg:height="0.725cm" svg:x="8.7cm" svg:y="17.75cm">
          <draw:text-box>
            <text:p><text:span text:style-name="T3">content</text:span></text:p>
          </draw:text-box>
        </draw:frame>
        <draw:frame draw:style-name="gr13" draw:text-style-name="P7" draw:layer="layout" svg:width="3.5cm" svg:height="0.725cm" svg:x="8.7cm" svg:y="18.25cm">
          <draw:text-box>
            <text:p><text:span text:style-name="T3">contentList</text:span></text:p>
          </draw:text-box>
        </draw:frame>
        <draw:frame draw:style-name="gr13" draw:text-style-name="P7" draw:layer="layout" svg:width="3.5cm" svg:height="0.725cm" svg:x="8.7cm" svg:y="18.75cm">
          <draw:text-box>
            <text:p><text:span text:style-name="T3">contentView</text:span></text:p>
          </draw:text-box>
        </draw:frame>
        <draw:frame draw:style-name="gr13" draw:text-style-name="P7" draw:layer="layout" svg:width="4.2cm" svg:height="0.725cm" svg:x="8.7cm" svg:y="19.275cm">
          <draw:text-box>
            <text:p><text:span text:style-name="T3">contentListView</text:span></text:p>
          </draw:text-box>
        </draw:frame>
        <draw:frame draw:style-name="gr13" draw:text-style-name="P7" draw:layer="layout" svg:width="3.5cm" svg:height="0.725cm" svg:x="24.5cm" svg:y="2cm">
          <draw:text-box>
            <text:p><text:span text:style-name="T3">currentData</text:span></text:p>
          </draw:text-box>
        </draw:frame>
        <draw:frame draw:style-name="gr13" draw:text-style-name="P7" draw:layer="layout" svg:width="3.5cm" svg:height="0.725cm" svg:x="24.5cm" svg:y="2.5cm">
          <draw:text-box>
            <text:p><text:span text:style-name="T3">currentDataList</text:span></text:p>
          </draw:text-box>
        </draw:frame>
        <draw:frame draw:style-name="gr13" draw:text-style-name="P10" draw:layer="layout" svg:width="4cm" svg:height="0.738cm" svg:x="24.8cm" svg:y="6.862cm">
          <draw:text-box>
            <text:p><text:span text:style-name="T7">ShapeList.json</text:span></text:p>
          </draw:text-box>
        </draw:frame>
        <draw:frame draw:style-name="gr13" draw:text-style-name="P10" draw:layer="layout" svg:width="4cm" svg:height="0.738cm" svg:x="25cm" svg:y="14.562cm">
          <draw:text-box>
            <text:p><text:span text:style-name="T7">nNameList.json</text:span></text:p>
          </draw:text-box>
        </draw:frame>
        <draw:frame draw:style-name="gr13" draw:text-style-name="P10" draw:layer="layout" svg:width="4cm" svg:height="0.738cm" svg:x="24.2cm" svg:y="10.662cm">
          <draw:text-box>
            <text:p><text:span text:style-name="T7">shape.js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7-09T14:56:26.56</meta:creation-date>
    <dc:date>2012-07-11T10:17:43.14</dc:date>
    <meta:editing-duration>PT7H42M4S</meta:editing-duration>
    <meta:editing-cycles>21</meta:editing-cycles>
    <meta:generator>LibreOffice/3.3$Win32 LibreOffice_project/330m19$Build-202</meta:generator>
    <meta:print-date>2012-07-10T15:55:42.74</meta:print-date>
    <meta:document-statistic meta:object-count="74"/>
  </office:meta>
</office:document-meta>
</file>